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text-indent="0cm" style:auto-text-indent="false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 style:list-style-name="L2">
      <style:paragraph-properties fo:margin-left="0cm" fo:margin-right="0cm" fo:text-indent="0cm" style:auto-text-indent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🧩 <text:span text:style-name="Strong_20_Emphasis">Ejercicio: Ordena cronológicamente estos 50 procesadores</text:span></text:h>
      <text:p text:style-name="P1"><text:span text:style-name="Strong_20_Emphasis">Instrucciones</text:span>:<text:line-break/>Ordena los siguientes procesadores desde el más antiguo (década de 1990) hasta el más reciente (2023–2024), basándote en su arquitectura, zócalo (socket), número de núcleos, frecuencias, y nomenclatura. No se proporcionan fechas.</text:p>
      <text:p text:style-name="Horizontal_20_Line"/>
      <text:list text:style-name="L1">
        <text:list-item>
          <text:p text:style-name="P2"><text:span text:style-name="Strong_20_Emphasis">Intel Core i9-10900KF</text:span> – 10 núcleos / 20 hilos, 3.7 GHz base / 5.3 GHz turbo, LGA1200, sin gráficos integrados</text:p>
        </text:list-item>
        <text:list-item>
          <text:p text:style-name="P2"><text:span text:style-name="Strong_20_Emphasis">AMD Ryzen 9 7950X</text:span> – 16 núcleos / 32 hilos, 4.5 GHz base / 5.7 GHz turbo, AM5, arquitectura Zen 4</text:p>
        </text:list-item>
        <text:list-item>
          <text:p text:style-name="P2"><text:span text:style-name="Strong_20_Emphasis">Intel Pentium 4 3.0 GHz</text:span> – 1 núcleo / 2 hilos, 3.0 GHz, socket 478, caché L2 de 512 KB</text:p>
        </text:list-item>
        <text:list-item>
          <text:p text:style-name="P2"><text:span text:style-name="Strong_20_Emphasis">AMD Athlon XP 2500+</text:span> – 1 núcleo / 1 hilo, 1.83 GHz, socket A, tecnología de 130 nm</text:p>
        </text:list-item>
        <text:list-item>
          <text:p text:style-name="P2"><text:span text:style-name="Strong_20_Emphasis">Intel Core 2 Duo E6600</text:span> – 2 núcleos / 2 hilos, 2.4 GHz, LGA775, 4 MB L2 cache</text:p>
        </text:list-item>
        <text:list-item>
          <text:p text:style-name="P2"><text:span text:style-name="Strong_20_Emphasis">AMD Ryzen 5 5600X</text:span> – 6 núcleos / 12 hilos, 3.7 GHz base / 4.6 GHz turbo, AM4, Zen 3</text:p>
        </text:list-item>
        <text:list-item>
          <text:p text:style-name="P2"><text:span text:style-name="Strong_20_Emphasis">Intel Core i9-13900K</text:span> – 24 núcleos (8P+16E) / 32 hilos, hasta 5.8 GHz turbo, LGA1700</text:p>
        </text:list-item>
        <text:list-item>
          <text:p text:style-name="P2"><text:span text:style-name="Strong_20_Emphasis">AMD Phenom II X4 965</text:span> – 4 núcleos / 4 hilos, 3.4 GHz, AM3, caché L3 de 6 MB</text:p>
        </text:list-item>
        <text:list-item>
          <text:p text:style-name="P2"><text:span text:style-name="Strong_20_Emphasis">Intel Core i5-4670K</text:span> – 4 núcleos / 4 hilos, 3.4 GHz base / 3.8 GHz turbo, LGA1150</text:p>
        </text:list-item>
        <text:list-item>
          <text:p text:style-name="P2"><text:span text:style-name="Strong_20_Emphasis">AMD Ryzen 7 1800X</text:span> – 8 núcleos / 16 hilos, 3.6 GHz base / 4.0 GHz turbo, AM4</text:p>
        </text:list-item>
        <text:list-item>
          <text:p text:style-name="P2"><text:span text:style-name="Strong_20_Emphasis">AMD FX-8350</text:span> – 8 núcleos / 8 hilos, 4.0 GHz base / 4.2 GHz turbo, AM3+, módulos Bulldozer</text:p>
        </text:list-item>
        <text:list-item>
          <text:p text:style-name="P2"><text:span text:style-name="Strong_20_Emphasis">Intel Core Ultra 7 155H</text:span> – 16 núcleos (6P+8E+2LP) / 22 hilos, hasta 4.8 GHz, BGA, gráficos Arc integrados</text:p>
        </text:list-item>
        <text:list-item>
          <text:p text:style-name="P2"><text:span text:style-name="Strong_20_Emphasis">AMD K6-2 450 MHz</text:span> – 1 núcleo / 1 hilo, 450 MHz, socket 7, tecnología de 0.25 µm</text:p>
        </text:list-item>
        <text:list-item>
          <text:p text:style-name="P2"><text:span text:style-name="Strong_20_Emphasis">Intel Core i3-8100</text:span> – 4 núcleos / 4 hilos, 3.6 GHz, LGA1151 v2</text:p>
        </text:list-item>
        <text:list-item>
          <text:p text:style-name="P2"><text:span text:style-name="Strong_20_Emphasis">AMD Ryzen 9 5950X</text:span> – 16 núcleos / 32 hilos, 3.4 GHz base / 4.9 GHz turbo, AM4, Zen 3</text:p>
        </text:list-item>
        <text:list-item>
          <text:p text:style-name="P2"><text:span text:style-name="Strong_20_Emphasis">Intel 486 DX2-66</text:span> – 1 núcleo / 1 hilo, 66 MHz, socket 2, sin caché L2 externo</text:p>
        </text:list-item>
        <text:list-item>
          <text:p text:style-name="P2"><text:span text:style-name="Strong_20_Emphasis">AMD Sempron 3000+</text:span> – 1 núcleo / 1 hilo, 2.0 GHz, socket 754, tecnología de 90 nm</text:p>
        </text:list-item>
        <text:list-item>
          <text:p text:style-name="P2"><text:span text:style-name="Strong_20_Emphasis">Intel Core i7-9700K</text:span> – 8 núcleos / 8 hilos, 3.6 GHz base / 4.9 GHz turbo, LGA1151</text:p>
        </text:list-item>
        <text:list-item>
          <text:p text:style-name="P2"><text:span text:style-name="Strong_20_Emphasis">AMD Ryzen 7 5800X</text:span> – 8 núcleos / 16 hilos, 3.8 GHz base / 4.7 GHz turbo, AM4</text:p>
        </text:list-item>
        <text:list-item>
          <text:p text:style-name="P2"><text:span text:style-name="Strong_20_Emphasis">Intel Pentium G3258</text:span> – 2 núcleos / 2 hilos, 3.2 GHz, LGA1150, edición 20º aniversario</text:p>
        </text:list-item>
        <text:list-item>
          <text:p text:style-name="P2"><text:span text:style-name="Strong_20_Emphasis">AMD Opteron 248</text:span> – 1 núcleo / 1 hilo, 2.2 GHz, socket 940, tecnología de 130 nm</text:p>
        </text:list-item>
        <text:list-item>
          <text:p text:style-name="P2"><text:span text:style-name="Strong_20_Emphasis">Intel Core i7-3770K</text:span> – 4 núcleos / 8 hilos, 3.5 GHz base / 3.9 GHz turbo, LGA1155</text:p>
        </text:list-item>
        <text:list-item>
          <text:p text:style-name="P2"><text:span text:style-name="Strong_20_Emphasis">AMD Ryzen 5 3600</text:span> – 6 núcleos / 12 hilos, 3.6 GHz base / 4.2 GHz turbo, AM4, Zen 2</text:p>
        </text:list-item>
        <text:list-item>
          <text:p text:style-name="P2"><text:span text:style-name="Strong_20_Emphasis">Intel Xeon E5-2697 v3</text:span> – 14 núcleos / 28 hilos, 2.6 GHz base / 3.6 GHz turbo, LGA2011-v3, Haswell-EP</text:p>
        </text:list-item>
        <text:list-item>
          <text:p text:style-name="P2"><text:span text:style-name="Strong_20_Emphasis">AMD Athlon 64 X2 4800+</text:span> – 2 núcleos / 2 hilos, 2.4 GHz, socket AM2, tecnología de 90 nm</text:p>
        </text:list-item>
        <text:list-item>
          <text:p text:style-name="P2"><text:span text:style-name="Strong_20_Emphasis">Intel Core i5-2500K</text:span> – 4 núcleos / 4 hilos, 3.3 GHz base / 3.7 GHz turbo, LGA1155</text:p>
        </text:list-item>
        <text:list-item>
          <text:p text:style-name="P2"><text:span text:style-name="Strong_20_Emphasis">AMD Ryzen Threadripper 1950X</text:span> – 16 núcleos / 32 hilos, 3.4 GHz base / 4.0 GHz turbo, TR4</text:p>
        </text:list-item>
        <text:list-item>
          <text:p text:style-name="P2"><text:span text:style-name="Strong_20_Emphasis">Intel Core i9-9900K</text:span> – 8 núcleos / 16 hilos, 3.6 GHz base / 5.0 GHz turbo, LGA1151</text:p>
        </text:list-item>
        <text:list-item>
          <text:p text:style-name="P2"><text:span text:style-name="Strong_20_Emphasis">AMD A10-7850K</text:span> – 4 núcleos CPU + GPU Radeon R7, 3.7 GHz base / 4.0 GHz turbo, FM2+</text:p>
        </text:list-item>
        <text:list-item>
          <text:p text:style-name="P2"><text:span text:style-name="Strong_20_Emphasis">Intel Celeron D 347</text:span> – 1 núcleo / 1 hilo, 3.06 GHz, LGA775, tecnología de 90 nm</text:p>
        </text:list-item>
        <text:list-item>
          <text:p text:style-name="P2"><text:soft-page-break/><text:span text:style-name="Strong_20_Emphasis">AMD Ryzen 3 1200</text:span> – 4 núcleos / 4 hilos, 3.1 GHz base / 3.4 GHz turbo, AM4</text:p>
        </text:list-item>
        <text:list-item>
          <text:p text:style-name="P2"><text:span text:style-name="Strong_20_Emphasis">Intel Core i7-4790K</text:span> – 4 núcleos / 8 hilos, 4.0 GHz base / 4.4 GHz turbo, LGA1150</text:p>
        </text:list-item>
        <text:list-item>
          <text:p text:style-name="P2"><text:span text:style-name="Strong_20_Emphasis">AMD Ryzen 7 3700X</text:span> – 8 núcleos / 16 hilos, 3.6 GHz base / 4.4 GHz turbo, AM4, Zen 2</text:p>
        </text:list-item>
        <text:list-item>
          <text:p text:style-name="P2"><text:span text:style-name="Strong_20_Emphasis">Intel Core i5-12600KF</text:span> – 10 núcleos (6P+4E) / 16 hilos, hasta 4.9 GHz turbo, LGA1700</text:p>
        </text:list-item>
        <text:list-item>
          <text:p text:style-name="P2"><text:span text:style-name="Strong_20_Emphasis">AMD Athlon II X4 640</text:span> – 4 núcleos / 4 hilos, 3.0 GHz, socket AM3, tecnología de 45 nm</text:p>
        </text:list-item>
        <text:list-item>
          <text:p text:style-name="P2"><text:span text:style-name="Strong_20_Emphasis">Intel Pentium III 1.0 GHz (Coppermine)</text:span> – 1 núcleo / 1 hilo, 1.0 GHz, socket 370, 256 KB L2 cache</text:p>
        </text:list-item>
        <text:list-item>
          <text:p text:style-name="P2"><text:span text:style-name="Strong_20_Emphasis">AMD Ryzen 5 2600</text:span> – 6 núcleos / 12 hilos, 3.4 GHz base / 3.9 GHz turbo, AM4, Zen+</text:p>
        </text:list-item>
        <text:list-item>
          <text:p text:style-name="P2"><text:span text:style-name="Strong_20_Emphasis">Intel Core 2 Quad Q6600</text:span> – 4 núcleos / 4 hilos, 2.4 GHz, LGA775, 8 MB L2 cache</text:p>
        </text:list-item>
        <text:list-item>
          <text:p text:style-name="P2"><text:span text:style-name="Strong_20_Emphasis">AMD EPYC 7742</text:span> – 64 núcleos / 128 hilos, 2.25 GHz base / 3.4 GHz turbo, SP3, Zen 2</text:p>
        </text:list-item>
        <text:list-item>
          <text:p text:style-name="P2"><text:span text:style-name="Strong_20_Emphasis">Intel Core i7-6700K</text:span> – 4 núcleos / 8 hilos, 4.0 GHz base / 4.2 GHz turbo, LGA1151</text:p>
        </text:list-item>
        <text:list-item>
          <text:p text:style-name="P2"><text:span text:style-name="Strong_20_Emphasis">AMD Ryzen 9 3900X</text:span> – 12 núcleos / 24 hilos, 3.8 GHz base / 4.6 GHz turbo, AM4</text:p>
        </text:list-item>
        <text:list-item>
          <text:p text:style-name="P2"><text:span text:style-name="Strong_20_Emphasis">Intel Core i5-7600K</text:span> – 4 núcleos / 4 hilos, 3.8 GHz base / 4.2 GHz turbo, LGA1151</text:p>
        </text:list-item>
        <text:list-item>
          <text:p text:style-name="P2"><text:span text:style-name="Strong_20_Emphasis">AMD Duron 800</text:span> – 1 núcleo / 1 hilo, 800 MHz, socket A, caché L2 de 64 KB</text:p>
        </text:list-item>
        <text:list-item>
          <text:p text:style-name="P2"><text:span text:style-name="Strong_20_Emphasis">Intel Core i9-7900X</text:span> – 10 núcleos / 20 hilos, 3.3 GHz base / 4.5 GHz turbo, LGA2066, Skylake-X</text:p>
        </text:list-item>
        <text:list-item>
          <text:p text:style-name="P2"><text:span text:style-name="Strong_20_Emphasis">AMD Ryzen 5 7600X</text:span> – 6 núcleos / 12 hilos, 4.7 GHz base / 5.3 GHz turbo, AM5, Zen 4</text:p>
        </text:list-item>
        <text:list-item>
          <text:p text:style-name="P2"><text:span text:style-name="Strong_20_Emphasis">Intel Atom N270</text:span> – 1 núcleo / 2 hilos, 1.6 GHz, BGA437, para netbooks</text:p>
        </text:list-item>
        <text:list-item>
          <text:p text:style-name="P2"><text:span text:style-name="Strong_20_Emphasis">AMD Athlon 64 3200+</text:span> – 1 núcleo / 1 hilo, 2.0 GHz, socket 754, primer CPU de 64 bits para consumidor</text:p>
        </text:list-item>
        <text:list-item>
          <text:p text:style-name="P2"><text:span text:style-name="Strong_20_Emphasis">Intel Core i7-8700K</text:span> – 6 núcleos / 12 hilos, 3.7 GHz base / 4.7 GHz turbo, LGA1151</text:p>
        </text:list-item>
        <text:list-item>
          <text:p text:style-name="P2"><text:span text:style-name="Strong_20_Emphasis">AMD Ryzen 7 7700X</text:span> – 8 núcleos / 16 hilos, 4.5 GHz base / 5.4 GHz turbo, AM5, Zen 4</text:p>
        </text:list-item>
        <text:list-item>
          <text:p text:style-name="P3"><text:span text:style-name="Strong_20_Emphasis">Intel Core i5-11600K</text:span> – 6 núcleos / 12 hilos, 3.9 GHz base / 4.9 GHz turbo, LGA1200, Cypress Cove</text:p>
        </text:list-item>
      </text:list>
      <text:p text:style-name="Horizontal_20_Line"/>
      <text:p text:style-name="P1">✅ <text:span text:style-name="Strong_20_Emphasis">Consejos para resolver el ejercicio</text:span>:</text:p>
      <text:list text:style-name="L2">
        <text:list-item>
          <text:p text:style-name="P4">Observa el <text:span text:style-name="Strong_20_Emphasis">socket</text:span> (ej. Socket 7 → muy antiguo; AM5/LGA1700 → reciente).</text:p>
        </text:list-item>
        <text:list-item>
          <text:p text:style-name="P4">La <text:span text:style-name="Strong_20_Emphasis">nomenclatura</text:span> da pistas: “Core 2” &lt; “Core i3/i5/i7” &lt; “Core Ultra”.</text:p>
        </text:list-item>
        <text:list-item>
          <text:p text:style-name="P4">AMD: “Athlon XP” → principios de 2000s; “FX” → ~2011; “Ryzen 1000” → 2017; “Ryzen 7000” → 2022+.</text:p>
        </text:list-item>
        <text:list-item>
          <text:p text:style-name="P4">Intel: “Pentium III/4” → 1999–2004; “Core 2” → 2006–2008; “Core i#-####” → 2008+.</text:p>
        </text:list-item>
        <text:list-item>
          <text:p text:style-name="P5">La presencia de <text:span text:style-name="Strong_20_Emphasis">gráficos integrados avanzados</text:span>, <text:span text:style-name="Strong_20_Emphasis">núcleos eficientes (E-cores)</text:span> o <text:span text:style-name="Strong_20_Emphasis">LP E-cores</text:span> indica procesadores muy recientes (2023+)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10:01:56.289809911</meta:creation-date>
    <dc:date>2025-10-01T10:02:57.743663787</dc:date>
    <meta:editing-duration>PT1M2S</meta:editing-duration>
    <meta:editing-cycles>1</meta:editing-cycles>
    <meta:document-statistic meta:table-count="0" meta:image-count="0" meta:object-count="0" meta:page-count="2" meta:paragraph-count="58" meta:word-count="1027" meta:character-count="5058" meta:non-whitespace-character-count="4097"/>
    <meta:generator>LibreOffice/24.2.2.2$Linux_X86_64 LibreOffice_project/d56cc158d8a96260b836f100ef4b4ef25d6f1a01</meta:generator>
  </office:meta>
</office:document-meta>
</file>